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274fd1" officeooo:paragraph-rsid="00274fd1" style:font-size-asian="11.3500003814697pt" style:font-size-complex="13pt"/>
    </style:style>
    <style:style style:name="P2" style:family="paragraph" style:parent-style-name="Standard">
      <style:text-properties fo:font-size="13pt" officeooo:rsid="002a1f01" officeooo:paragraph-rsid="002a1f01" style:font-size-asian="11.3500003814697pt" style:font-size-complex="13pt"/>
    </style:style>
    <style:style style:name="P3" style:family="paragraph" style:parent-style-name="Standard">
      <style:text-properties fo:font-size="13pt" officeooo:rsid="003699af" officeooo:paragraph-rsid="003699af" style:font-size-asian="11.3500003814697pt" style:font-size-complex="13pt"/>
    </style:style>
    <style:style style:name="P4" style:family="paragraph" style:parent-style-name="Standard">
      <style:text-properties fo:font-size="13pt" officeooo:rsid="00443b5b" officeooo:paragraph-rsid="00462cc5" style:font-size-asian="11.3500003814697pt" style:font-size-complex="13pt"/>
    </style:style>
    <style:style style:name="P5" style:family="paragraph" style:parent-style-name="Standard">
      <style:text-properties fo:font-size="13pt" style:text-underline-style="none" fo:font-weight="normal" officeooo:rsid="001e7119"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1e7119" officeooo:paragraph-rsid="001e7119"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74fd1" officeooo:paragraph-rsid="00274fd1"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27760f" officeooo:paragraph-rsid="00274fd1"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2a1f01" officeooo:paragraph-rsid="002a1f01"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2e2ddb" officeooo:paragraph-rsid="002e2ddb"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2f68ce" officeooo:paragraph-rsid="002f68ce"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33188c" officeooo:paragraph-rsid="0033188c"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2fbc24" officeooo:paragraph-rsid="002fbc24"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30d6d8" officeooo:paragraph-rsid="002fbc24"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3699af" officeooo:paragraph-rsid="003699af"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3699af" officeooo:paragraph-rsid="00443b5b"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3b0219" officeooo:paragraph-rsid="003b0219"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3bfed9" officeooo:paragraph-rsid="003bfed9"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3f1b77" officeooo:paragraph-rsid="003f1b77"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443b5b" officeooo:paragraph-rsid="00443b5b" style:font-size-asian="11.3500003814697pt" style:font-weight-asian="normal" style:font-size-complex="13pt" style:font-weight-complex="normal"/>
    </style:style>
    <style:style style:name="P21" style:family="paragraph" style:parent-style-name="Standard">
      <style:text-properties fo:font-size="13pt" style:text-underline-style="none" fo:font-weight="normal" officeooo:rsid="00462cc5" officeooo:paragraph-rsid="00462cc5" style:font-size-asian="11.3500003814697pt" style:font-weight-asian="normal" style:font-size-complex="13pt" style:font-weight-complex="normal"/>
    </style:style>
    <style:style style:name="P22" style:family="paragraph" style:parent-style-name="Standard">
      <style:text-properties fo:font-size="13pt" style:text-underline-style="none" fo:font-weight="normal" officeooo:rsid="00560adf" officeooo:paragraph-rsid="00560adf" style:font-size-asian="11.3500003814697pt" style:font-weight-asian="normal" style:font-size-complex="13pt" style:font-weight-complex="normal"/>
    </style:style>
    <style:style style:name="T1" style:family="text">
      <style:text-properties fo:font-size="20pt" style:text-underline-style="solid" style:text-underline-width="auto" style:text-underline-color="font-color" fo:font-weight="bold" officeooo:rsid="001e7119" style:font-size-asian="17.5pt" style:font-weight-asian="bold" style:font-size-complex="20pt"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7760f" style:font-weight-asian="normal" style:font-weight-complex="normal"/>
    </style:style>
    <style:style style:name="T4" style:family="text">
      <style:text-properties style:text-underline-style="none" fo:font-weight="normal" officeooo:rsid="0029166c" style:font-weight-asian="normal" style:font-weight-complex="normal"/>
    </style:style>
    <style:style style:name="T5" style:family="text">
      <style:text-properties style:text-underline-style="none" fo:font-weight="normal" officeooo:rsid="002d31a1" style:font-weight-asian="normal" style:font-weight-complex="normal"/>
    </style:style>
    <style:style style:name="T6" style:family="text">
      <style:text-properties style:text-underline-style="none" fo:font-weight="normal" officeooo:rsid="0030d6d8" style:font-weight-asian="normal" style:font-weight-complex="normal"/>
    </style:style>
    <style:style style:name="T7" style:family="text">
      <style:text-properties style:text-underline-style="none" fo:font-weight="normal" officeooo:rsid="0045a09e" style:font-weight-asian="normal" style:font-weight-complex="normal"/>
    </style:style>
    <style:style style:name="T8" style:family="text">
      <style:text-properties style:text-underline-style="none" fo:font-weight="normal" officeooo:rsid="00462cc5" style:font-weight-asian="normal" style:font-weight-complex="normal"/>
    </style:style>
    <style:style style:name="T9" style:family="text">
      <style:text-properties officeooo:rsid="0057db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Spring MVC – JPA</text:span></text:p>
      <text:p text:style-name="P5"/>
      <text:p text:style-name="P6">Morning :</text:p>
      <text:p text:style-name="P6">------------</text:p>
      <text:p text:style-name="P6"/>
      <text:p text:style-name="P1"><text:span text:style-name="T2">From yesterday, we can have </text:span><text:span text:style-name="T4">learnt that to procedure for, </text:span><text:span text:style-name="T2">get entity manger, start transaction, do business logic , commit and close entity manager.</text:span></text:p>
      <text:p text:style-name="P7"/>
      <text:p text:style-name="P1"><text:span text:style-name="T2">But our prime focus should be business logic and all other things can be taken care by JEE Containers. </text:span><text:span text:style-name="T3">So, that we can focus on Business logic.</text:span></text:p>
      <text:p text:style-name="P8"/>
      <text:p text:style-name="P2"><text:span text:style-name="T3">S</text:span><text:span text:style-name="T2">pring Container is also </text:span><text:span text:style-name="T5">a <text:s/></text:span><text:span text:style-name="T2">JEE Container and it’s not just for DI, DI is one of the basic things it does and It provides integration support for a lot of libraries/frameworks to make life of developers easy.</text:span></text:p>
      <text:p text:style-name="P9"/>
      <text:p text:style-name="P10">If we can use spring container to provide integration support for hibernate, then the effort of other things we’ve discussed above will be reduced, so that we can simply focus on business logic.</text:p>
      <text:p text:style-name="P10"/>
      <text:p text:style-name="P11">Spring orm library brings integration support with jpa</text:p>
      <text:p text:style-name="P11"/>
      <text:p text:style-name="P12">We <text:s/>need to add another dependency called hibernate C<text:span text:style-name="T9">3</text:span>P0 that helps in establishing connection.</text:p>
      <text:p text:style-name="P12"/>
      <text:p text:style-name="P13">We’ll use declarative transaction management, i.e we’ll tell spring where to manage transaction and spring will take care of the rest.</text:p>
      <text:p text:style-name="P13"/>
      <text:p text:style-name="P14"><text:tab/>We’ll give the configurations for the above, in java config c;ass.</text:p>
      <text:p text:style-name="P14"/>
      <text:p text:style-name="P14"/>
      <text:p text:style-name="P3"><text:span text:style-name="T6">D</text:span><text:span text:style-name="T2">ialect in Hibernate : </text:span></text:p>
      <text:p text:style-name="P15"/>
      <text:p text:style-name="P15"><text:tab/>Every DB <text:s/>has some features which different from other DB, Like few from features <text:tab/>in MySQL will be different from Oracle etc.</text:p>
      <text:p text:style-name="P15"/>
      <text:p text:style-name="P15"><text:tab/>The hibernate keeps dialects, provided the DB companies conatins the features that <text:tab/>particular DB is supporting, Which is why we need to set the dialact in confug class.</text:p>
      <text:p text:style-name="P15"/>
      <text:p text:style-name="P15"/>
      <text:p text:style-name="P17">Connection Pool : it is something that will have connections. For Example if we create 7 connctions at the start, no need to create again as the connection will already be there and we can use that directly. </text:p>
      <text:p text:style-name="P17"/>
      <text:p text:style-name="P18">Transaction management is the job of the service layer, SO in Dao class, we’ll use EM and does the operations and transcations we’ll do in serviceImpl</text:p>
      <text:p text:style-name="P18"/>
      <text:p text:style-name="P19">We can use @Transactional annotation service class on the meeth</text:p>
      <text:p text:style-name="P19"/>
      <text:p text:style-name="P20"><text:soft-page-break/>To fetch all items we, dont have a method for that. So, we can uwrite a query and it’s not sql query.</text:p>
      <text:p text:style-name="P4"><text:span text:style-name="T2"><text:tab/>It’s J</text:span><text:span text:style-name="T7">P</text:span><text:span text:style-name="T2">AQ</text:span><text:span text:style-name="T8">L (JPA Query Language)</text:span><text:span text:style-name="T2">.</text:span></text:p>
      <text:p text:style-name="P4"><text:span text:style-name="T2"><text:tab/><text:tab/>- </text:span><text:span text:style-name="T8">It’s very similar to synatx in sql</text:span></text:p>
      <text:p text:style-name="P21"><text:tab/><text:tab/>- Object oriented</text:p>
      <text:p text:style-name="P21"><text:tab/><text:tab/>- You will never mention tablename, column name</text:p>
      <text:p text:style-name="P21"><text:tab/><text:tab/>- If you to mention, entityname, fields names</text:p>
      <text:p text:style-name="P21"/>
      <text:p text:style-name="P16"/>
      <text:p text:style-name="P22">Afternoon :</text:p>
      <text:p text:style-name="P22">----------------</text:p>
      <text:p text:style-name="P2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36:01.483724201</meta:creation-date>
    <dc:date>2022-12-03T09:50:29.011276694</dc:date>
    <meta:editing-duration>PT6H41M59S</meta:editing-duration>
    <meta:editing-cycles>28</meta:editing-cycles>
    <meta:generator>LibreOffice/7.3.7.2$Linux_X86_64 LibreOffice_project/30$Build-2</meta:generator>
    <meta:document-statistic meta:table-count="0" meta:image-count="0" meta:object-count="0" meta:page-count="2" meta:paragraph-count="25" meta:word-count="367" meta:character-count="2139" meta:non-whitespace-character-count="1773"/>
  </office:meta>
</office:document-meta>
</file>